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24-12-18 23:0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10864" calcext:value-type="float">
            <text:p>67.11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24-03-19 00:1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7124" calcext:value-type="float">
            <text:p>67.071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22-12-07 16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6648" calcext:value-type="float">
            <text:p>66.906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21-12-14 13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23184" calcext:value-type="float">
            <text:p>66.623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20-12-12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65984" calcext:value-type="float">
            <text:p>66.16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9-12-10 23:06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7968" calcext:value-type="float">
            <text:p>66.037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8-12-12 19:5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885568" calcext:value-type="float">
            <text:p>65.885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7-12-09 19:3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96464" calcext:value-type="float">
            <text:p>66.196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6-12-08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01264" calcext:value-type="float">
            <text:p>66.501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14744" calcext:value-type="float">
            <text:p>67.14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9128" calcext:value-type="float">
            <text:p>67.39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3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0652" calcext:value-type="float">
            <text:p>67.406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2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3608" calcext:value-type="float">
            <text:p>67.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2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05352" calcext:value-type="float">
            <text:p>67.205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10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10756" calcext:value-type="float">
            <text:p>68.10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09-12-0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19424" calcext:value-type="float">
            <text:p>67.019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08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458592" calcext:value-type="float">
            <text:p>66.458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07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17672" calcext:value-type="float">
            <text:p>66.717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06-12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412" calcext:value-type="float">
            <text:p>67.254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04-12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97632" calcext:value-type="float">
            <text:p>66.39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03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02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31872" calcext:value-type="float">
            <text:p>66.031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01-1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2000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036" calcext:value-type="float">
            <text:p>66.9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9-12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5788" calcext:value-type="float">
            <text:p>66.857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8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4452" calcext:value-type="float">
            <text:p>66.644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7-12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178" calcext:value-type="float">
            <text:p>66.21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6-12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024" calcext:value-type="float">
            <text:p>66.69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5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8274" calcext:value-type="float">
            <text:p>66.827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4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96336" calcext:value-type="float">
            <text:p>66.69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3-12-1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12636" calcext:value-type="float">
            <text:p>66.126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2-12-1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726816" calcext:value-type="float">
            <text:p>66.726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1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056" calcext:value-type="float">
            <text:p>67.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90-12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607944" calcext:value-type="float">
            <text:p>66.607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89-12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818" calcext:value-type="float">
            <text:p>67.81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87-12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9.12864" calcext:value-type="float">
            <text:p>69.12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86-11-1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5712" calcext:value-type="float">
            <text:p>66.275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85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306192" calcext:value-type="float">
            <text:p>66.30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82-03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00444" calcext:value-type="float">
            <text:p>66.00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80-1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257168" calcext:value-type="float">
            <text:p>67.257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80-02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94348" calcext:value-type="float">
            <text:p>65.943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79-01-0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27876" calcext:value-type="float">
            <text:p>66.278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78-01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19552" calcext:value-type="float">
            <text:p>66.519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77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53784" calcext:value-type="float">
            <text:p>66.53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7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504" calcext:value-type="float">
            <text:p>66.99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75-01-3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40176" calcext:value-type="float">
            <text:p>66.940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74-09-13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91992" calcext:value-type="float">
            <text:p>66.991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752101</text:p>
          </table:table-cell>
          <table:table-cell office:value-type="string" calcext:value-type="string">
            <text:p>1966-12-1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32" calcext:value-type="float">
            <text:p>65.5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